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style="normal" style:text-underline-style="none" fo:font-weight="normal" officeooo:rsid="001c170b" officeooo:paragraph-rsid="00226e6b" style:font-size-asian="15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none" fo:font-weight="normal" officeooo:rsid="001c170b" officeooo:paragraph-rsid="001ce8b6" style:font-size-asian="15pt" style:font-style-asian="normal" style:font-weight-asian="normal" style:font-size-complex="15pt" style:font-style-complex="normal" style:font-weight-complex="normal"/>
    </style:style>
    <style:style style:name="P3" style:family="paragraph" style:parent-style-name="Standard">
      <style:text-properties fo:font-size="15pt" fo:font-style="normal" style:text-underline-style="none" fo:font-weight="normal" officeooo:rsid="001c170b" officeooo:paragraph-rsid="0020cfac" style:font-size-asian="15pt" style:font-style-asian="normal" style:font-weight-asian="normal" style:font-size-complex="15pt" style:font-style-complex="normal" style:font-weight-complex="normal"/>
    </style:style>
    <style:style style:name="P4" style:family="paragraph" style:parent-style-name="Standard">
      <style:text-properties fo:font-size="15pt" fo:font-style="normal" style:text-underline-style="none" fo:font-weight="normal" officeooo:rsid="001ce8b6" officeooo:paragraph-rsid="001ce8b6" style:font-size-asian="15pt" style:font-style-asian="normal" style:font-weight-asian="normal" style:font-size-complex="15pt" style:font-style-complex="normal" style:font-weight-complex="normal"/>
    </style:style>
    <style:style style:name="P5" style:family="paragraph" style:parent-style-name="Standard">
      <style:text-properties fo:font-size="15pt" fo:font-style="normal" style:text-underline-style="none" fo:font-weight="normal" officeooo:rsid="001ce8b6" officeooo:paragraph-rsid="001d08ca" style:font-size-asian="15pt" style:font-style-asian="normal" style:font-weight-asian="normal" style:font-size-complex="15pt" style:font-style-complex="normal" style:font-weight-complex="normal"/>
    </style:style>
    <style:style style:name="P6" style:family="paragraph" style:parent-style-name="Standard">
      <style:text-properties fo:font-size="15pt" fo:font-style="normal" style:text-underline-style="none" fo:font-weight="normal" officeooo:rsid="001d08ca" officeooo:paragraph-rsid="001d08ca" style:font-size-asian="15pt" style:font-style-asian="normal" style:font-weight-asian="normal" style:font-size-complex="15pt" style:font-style-complex="normal" style:font-weight-complex="normal"/>
    </style:style>
    <style:style style:name="P7" style:family="paragraph" style:parent-style-name="Standard">
      <style:text-properties fo:font-size="15pt" fo:font-style="normal" style:text-underline-style="none" fo:font-weight="normal" officeooo:rsid="001e6b79" officeooo:paragraph-rsid="001e6b79" style:font-size-asian="15pt" style:font-style-asian="normal" style:font-weight-asian="normal" style:font-size-complex="15pt" style:font-style-complex="normal" style:font-weight-complex="normal"/>
    </style:style>
    <style:style style:name="P8" style:family="paragraph" style:parent-style-name="Standard">
      <style:text-properties fo:font-size="15pt" fo:font-style="normal" style:text-underline-style="none" fo:font-weight="normal" officeooo:rsid="00205112" officeooo:paragraph-rsid="00205112" style:font-size-asian="15pt" style:font-style-asian="normal" style:font-weight-asian="normal" style:font-size-complex="15pt" style:font-style-complex="normal" style:font-weight-complex="normal"/>
    </style:style>
    <style:style style:name="P9" style:family="paragraph" style:parent-style-name="Standard">
      <style:text-properties fo:font-size="15pt" fo:font-style="normal" style:text-underline-style="none" fo:font-weight="normal" officeooo:rsid="00226e6b" officeooo:paragraph-rsid="00226e6b" style:font-size-asian="15pt" style:font-style-asian="normal" style:font-weight-asian="normal" style:font-size-complex="15pt" style:font-style-complex="normal" style:font-weight-complex="normal"/>
    </style:style>
    <style:style style:name="P10" style:family="paragraph" style:parent-style-name="Standard">
      <style:paragraph-properties>
        <style:tab-stops>
          <style:tab-stop style:position="0cm"/>
        </style:tab-stops>
      </style:paragraph-properties>
      <style:text-properties fo:font-size="15pt" fo:font-style="normal" style:text-underline-style="none" fo:font-weight="normal" officeooo:rsid="00261803" officeooo:paragraph-rsid="00226e6b" style:font-size-asian="15pt" style:font-style-asian="normal" style:font-weight-asian="normal" style:font-size-complex="15pt" style:font-style-complex="normal" style:font-weight-complex="normal"/>
    </style:style>
    <style:style style:name="P11" style:family="paragraph" style:parent-style-name="Standard">
      <style:text-properties fo:font-size="15pt" fo:font-style="normal" style:text-underline-style="none" fo:font-weight="normal" officeooo:rsid="002a335f" officeooo:paragraph-rsid="002bbf3e"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style:text-underline-style="none" fo:font-weight="normal" officeooo:rsid="002a335f" officeooo:paragraph-rsid="002e1602" style:font-size-asian="15pt" style:font-style-asian="normal" style:font-weight-asian="normal" style:font-size-complex="15pt" style:font-style-complex="normal" style:font-weight-complex="normal"/>
    </style:style>
    <style:style style:name="P13" style:family="paragraph" style:parent-style-name="Standard">
      <style:text-properties fo:font-size="15pt" fo:font-style="normal" style:text-underline-style="none" fo:font-weight="normal" officeooo:rsid="002e7a02" officeooo:paragraph-rsid="002e7a02"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style:text-underline-style="none" fo:font-weight="normal" officeooo:rsid="002e7a02" officeooo:paragraph-rsid="003020cb" style:font-size-asian="15pt" style:font-style-asian="normal" style:font-weight-asian="normal" style:font-size-complex="15pt" style:font-style-complex="normal" style:font-weight-complex="normal"/>
    </style:style>
    <style:style style:name="P15" style:family="paragraph" style:parent-style-name="Standard">
      <style:text-properties fo:font-size="15pt" fo:font-style="normal" style:text-underline-style="none" fo:font-weight="normal" officeooo:rsid="002e7a02" officeooo:paragraph-rsid="0033e128" style:font-size-asian="15pt" style:font-style-asian="normal" style:font-weight-asian="normal" style:font-size-complex="15pt" style:font-style-complex="normal" style:font-weight-complex="normal"/>
    </style:style>
    <style:style style:name="P16" style:family="paragraph" style:parent-style-name="Standard">
      <style:text-properties fo:font-size="15pt" fo:font-style="normal" style:text-underline-style="none" fo:font-weight="normal" officeooo:rsid="002e7a02" officeooo:paragraph-rsid="00352387" style:font-size-asian="15pt" style:font-style-asian="normal" style:font-weight-asian="normal" style:font-size-complex="15pt" style:font-style-complex="normal" style:font-weight-complex="normal"/>
    </style:style>
    <style:style style:name="P17" style:family="paragraph" style:parent-style-name="Standard">
      <style:text-properties fo:font-size="15pt" fo:font-style="normal" style:text-underline-style="none" fo:font-weight="normal" officeooo:rsid="0034ca86" officeooo:paragraph-rsid="0034ca86" style:font-size-asian="15pt" style:font-style-asian="normal" style:font-weight-asian="normal" style:font-size-complex="15pt" style:font-style-complex="normal" style:font-weight-complex="normal"/>
    </style:style>
    <style:style style:name="P18" style:family="paragraph" style:parent-style-name="Standard">
      <style:text-properties fo:font-size="15pt" fo:font-style="normal" style:text-underline-style="none" fo:font-weight="normal" officeooo:rsid="00352387" officeooo:paragraph-rsid="00352387" style:font-size-asian="15pt" style:font-style-asian="normal" style:font-weight-asian="normal" style:font-size-complex="15pt" style:font-style-complex="normal" style:font-weight-complex="normal"/>
    </style:style>
    <style:style style:name="P19" style:family="paragraph" style:parent-style-name="Standard">
      <style:text-properties fo:font-size="15pt" fo:font-style="normal" style:text-underline-style="none" fo:font-weight="normal" officeooo:rsid="0035c05d" officeooo:paragraph-rsid="0035c05d" style:font-size-asian="15pt" style:font-style-asian="normal" style:font-weight-asian="normal" style:font-size-complex="15pt" style:font-style-complex="normal" style:font-weight-complex="normal"/>
    </style:style>
    <style:style style:name="P20" style:family="paragraph" style:parent-style-name="Standard">
      <style:text-properties fo:font-size="15pt" fo:font-style="normal" style:text-underline-style="none" fo:font-weight="normal" officeooo:rsid="00379629" officeooo:paragraph-rsid="00379629" style:font-size-asian="15pt" style:font-style-asian="normal" style:font-weight-asian="normal" style:font-size-complex="15pt" style:font-style-complex="normal" style:font-weight-complex="normal"/>
    </style:style>
    <style:style style:name="P21" style:family="paragraph" style:parent-style-name="Standard">
      <style:text-properties fo:font-size="15pt" fo:font-style="normal" style:text-underline-style="none" fo:font-weight="normal" officeooo:rsid="003c8c6b" officeooo:paragraph-rsid="003c8c6b" style:font-size-asian="15pt" style:font-style-asian="normal" style:font-weight-asian="normal" style:font-size-complex="15pt" style:font-style-complex="normal" style:font-weight-complex="normal"/>
    </style:style>
    <style:style style:name="P22" style:family="paragraph" style:parent-style-name="Standard">
      <style:text-properties fo:font-size="15pt" fo:font-style="normal" style:text-underline-style="none" fo:font-weight="normal" officeooo:rsid="003d5405" officeooo:paragraph-rsid="003d5405" style:font-size-asian="15pt" style:font-style-asian="normal" style:font-weight-asian="normal" style:font-size-complex="15pt" style:font-style-complex="normal" style:font-weight-complex="normal"/>
    </style:style>
    <style:style style:name="P23" style:family="paragraph" style:parent-style-name="Standard">
      <style:text-properties fo:font-size="15pt" fo:font-style="normal" style:text-underline-style="none" fo:font-weight="normal" officeooo:rsid="003f2e18" officeooo:paragraph-rsid="003f2e18" style:font-size-asian="15pt" style:font-style-asian="normal" style:font-weight-asian="normal" style:font-size-complex="15pt" style:font-style-complex="normal" style:font-weight-complex="normal"/>
    </style:style>
    <style:style style:name="P24" style:family="paragraph" style:parent-style-name="Standard">
      <style:text-properties fo:font-size="15pt" fo:font-style="normal" style:text-underline-style="none" fo:font-weight="normal" officeooo:rsid="003f4a8f" officeooo:paragraph-rsid="003f4a8f" style:font-size-asian="15pt" style:font-style-asian="normal" style:font-weight-asian="normal" style:font-size-complex="15pt" style:font-style-complex="normal" style:font-weight-complex="normal"/>
    </style:style>
    <style:style style:name="P25" style:family="paragraph" style:parent-style-name="Standard">
      <style:text-properties fo:font-size="15pt" fo:font-style="normal" style:text-underline-style="none" fo:font-weight="normal" officeooo:rsid="0043569d" officeooo:paragraph-rsid="0043569d" style:font-size-asian="15pt" style:font-style-asian="normal" style:font-weight-asian="normal" style:font-size-complex="15pt" style:font-style-complex="normal" style:font-weight-complex="normal"/>
    </style:style>
    <style:style style:name="P26" style:family="paragraph" style:parent-style-name="Standard">
      <style:text-properties fo:font-size="15pt" fo:font-style="normal" style:text-underline-style="none" fo:font-weight="normal" officeooo:rsid="00459a4d" officeooo:paragraph-rsid="00459a4d" style:font-size-asian="15pt" style:font-style-asian="normal" style:font-weight-asian="normal" style:font-size-complex="15pt" style:font-style-complex="normal" style:font-weight-complex="normal"/>
    </style:style>
    <style:style style:name="P27" style:family="paragraph" style:parent-style-name="Standard">
      <style:text-properties fo:font-size="15pt" fo:font-style="normal" style:text-underline-style="none" fo:font-weight="normal" officeooo:rsid="004e76fa" officeooo:paragraph-rsid="004e76fa" style:font-size-asian="15pt" style:font-style-asian="normal" style:font-weight-asian="normal" style:font-size-complex="15pt" style:font-style-complex="normal" style:font-weight-complex="normal"/>
    </style:style>
    <style:style style:name="P28" style:family="paragraph" style:parent-style-name="Standard">
      <style:text-properties fo:font-size="15pt" fo:font-style="normal" style:text-underline-style="none" fo:font-weight="normal" officeooo:rsid="004ee439" officeooo:paragraph-rsid="004ee439" style:font-size-asian="15pt" style:font-style-asian="normal" style:font-weight-asian="normal" style:font-size-complex="15pt" style:font-style-complex="normal" style:font-weight-complex="normal"/>
    </style:style>
    <style:style style:name="P29" style:family="paragraph" style:parent-style-name="Standard">
      <style:text-properties fo:font-size="15pt" fo:font-style="normal" style:text-underline-style="solid" style:text-underline-width="auto" style:text-underline-color="font-color" fo:font-weight="normal" officeooo:rsid="00379629" officeooo:paragraph-rsid="00379629" style:font-size-asian="15pt" style:font-style-asian="normal" style:font-weight-asian="normal" style:font-size-complex="15pt" style:font-style-complex="normal" style:font-weight-complex="normal"/>
    </style:style>
    <style:style style:name="P30" style:family="paragraph" style:parent-style-name="Standard">
      <style:text-properties fo:font-size="15pt" officeooo:rsid="001c170b" officeooo:paragraph-rsid="001c170b" style:font-size-asian="15pt" style:font-size-complex="15pt"/>
    </style:style>
    <style:style style:name="P31" style:family="paragraph" style:parent-style-name="Standard">
      <style:text-properties fo:font-size="15pt" fo:font-style="italic" style:text-underline-style="solid" style:text-underline-width="auto" style:text-underline-color="font-color" fo:font-weight="bold" officeooo:rsid="001c170b" officeooo:paragraph-rsid="001c170b" style:font-size-asian="15pt" style:font-style-asian="italic" style:font-weight-asian="bold" style:font-size-complex="15pt" style:font-style-complex="italic" style:font-weight-complex="bold"/>
    </style:style>
    <style:style style:name="P32" style:family="paragraph" style:parent-style-name="Standard">
      <style:text-properties fo:font-size="15pt" fo:font-style="italic" style:text-underline-style="solid" style:text-underline-width="auto" style:text-underline-color="font-color" fo:font-weight="bold" officeooo:rsid="0034ca86" officeooo:paragraph-rsid="0034ca86" style:font-size-asian="15pt" style:font-style-asian="italic" style:font-weight-asian="bold" style:font-size-complex="15pt" style:font-style-complex="italic" style:font-weight-complex="bold"/>
    </style:style>
    <style:style style:name="P33" style:family="paragraph" style:parent-style-name="Standard">
      <style:text-properties fo:font-size="15pt" fo:font-style="italic" style:text-underline-style="solid" style:text-underline-width="auto" style:text-underline-color="font-color" fo:font-weight="bold" officeooo:rsid="00379629" officeooo:paragraph-rsid="00379629" style:font-size-asian="15pt" style:font-style-asian="italic" style:font-weight-asian="bold" style:font-size-complex="15pt" style:font-style-complex="italic" style:font-weight-complex="bold"/>
    </style:style>
    <style:style style:name="P34" style:family="paragraph" style:parent-style-name="Standard">
      <style:text-properties fo:font-size="15pt" fo:font-style="italic" style:text-underline-style="solid" style:text-underline-width="auto" style:text-underline-color="font-color" fo:font-weight="bold" officeooo:rsid="003f4a8f" officeooo:paragraph-rsid="003f4a8f" style:font-size-asian="15pt" style:font-style-asian="italic" style:font-weight-asian="bold" style:font-size-complex="15pt" style:font-style-complex="italic" style:font-weight-complex="bold"/>
    </style:style>
    <style:style style:name="P35" style:family="paragraph" style:parent-style-name="Standard">
      <style:text-properties fo:font-size="15pt" fo:font-style="italic" style:text-underline-style="solid" style:text-underline-width="auto" style:text-underline-color="font-color" fo:font-weight="bold" officeooo:rsid="0043569d" officeooo:paragraph-rsid="0043569d" style:font-size-asian="15pt" style:font-style-asian="italic" style:font-weight-asian="bold" style:font-size-complex="15pt" style:font-style-complex="italic" style:font-weight-complex="bold"/>
    </style:style>
    <style:style style:name="P36" style:family="paragraph" style:parent-style-name="Standard">
      <style:text-properties fo:font-size="15pt" fo:font-style="italic" style:text-underline-style="solid" style:text-underline-width="auto" style:text-underline-color="font-color" fo:font-weight="bold" officeooo:rsid="00451d2f" officeooo:paragraph-rsid="00451d2f" style:font-size-asian="15pt" style:font-style-asian="italic" style:font-weight-asian="bold" style:font-size-complex="15pt" style:font-style-complex="italic" style:font-weight-complex="bold"/>
    </style:style>
    <style:style style:name="P37" style:family="paragraph" style:parent-style-name="Standard">
      <style:text-properties fo:font-size="15pt" fo:font-style="italic" style:text-underline-style="solid" style:text-underline-width="auto" style:text-underline-color="font-color" fo:font-weight="bold" officeooo:rsid="00459a4d" officeooo:paragraph-rsid="00459a4d" style:font-size-asian="15pt" style:font-style-asian="italic" style:font-weight-asian="bold" style:font-size-complex="15pt" style:font-style-complex="italic" style:font-weight-complex="bold"/>
    </style:style>
    <style:style style:name="P38" style:family="paragraph" style:parent-style-name="Standard">
      <style:text-properties fo:font-size="15pt" fo:font-style="italic" style:text-underline-style="solid" style:text-underline-width="auto" style:text-underline-color="font-color" fo:font-weight="bold" officeooo:rsid="004e76fa" officeooo:paragraph-rsid="004e76fa" style:font-size-asian="15pt" style:font-style-asian="italic" style:font-weight-asian="bold" style:font-size-complex="15pt" style:font-style-complex="italic" style:font-weight-complex="bold"/>
    </style:style>
    <style:style style:name="P39" style:family="paragraph" style:parent-style-name="Standard">
      <style:text-properties fo:font-size="15pt" fo:font-style="italic" style:text-underline-style="solid" style:text-underline-width="auto" style:text-underline-color="font-color" fo:font-weight="bold" officeooo:rsid="004ee439" officeooo:paragraph-rsid="004ee439" style:font-size-asian="15pt" style:font-style-asian="italic" style:font-weight-asian="bold" style:font-size-complex="15pt" style:font-style-complex="italic" style:font-weight-complex="bold"/>
    </style:style>
    <style:style style:name="P40" style:family="paragraph" style:parent-style-name="Standard">
      <style:text-properties fo:font-size="15pt" fo:font-style="italic" style:text-underline-style="solid" style:text-underline-width="auto" style:text-underline-color="font-color" fo:font-weight="bold" officeooo:rsid="0050cf66" officeooo:paragraph-rsid="0050cf66" style:font-size-asian="15pt" style:font-style-asian="italic" style:font-weight-asian="bold" style:font-size-complex="15pt" style:font-style-complex="italic" style:font-weight-complex="bold"/>
    </style:style>
    <style:style style:name="P41" style:family="paragraph" style:parent-style-name="Standard">
      <style:text-properties fo:font-size="15pt" fo:font-style="italic" style:text-underline-style="solid" style:text-underline-width="auto" style:text-underline-color="font-color" fo:font-weight="bold" officeooo:rsid="0051aef5" officeooo:paragraph-rsid="0051aef5" style:font-size-asian="15pt" style:font-style-asian="italic" style:font-weight-asian="bold" style:font-size-complex="15pt" style:font-style-complex="italic" style:font-weight-complex="bold"/>
    </style:style>
    <style:style style:name="P42" style:family="paragraph" style:parent-style-name="Standard">
      <style:text-properties fo:font-size="15pt" fo:font-style="italic" style:text-underline-style="solid" style:text-underline-width="auto" style:text-underline-color="font-color" fo:font-weight="bold" officeooo:rsid="0052d8d3" officeooo:paragraph-rsid="0052d8d3" style:font-size-asian="15pt" style:font-style-asian="italic" style:font-weight-asian="bold" style:font-size-complex="15pt" style:font-style-complex="italic" style:font-weight-complex="bold"/>
    </style:style>
    <style:style style:name="P43" style:family="paragraph" style:parent-style-name="Standard">
      <style:text-properties fo:font-size="15pt" fo:font-style="italic" style:text-underline-style="solid" style:text-underline-width="auto" style:text-underline-color="font-color" fo:font-weight="bold" officeooo:rsid="00451d2f" officeooo:paragraph-rsid="0053c68c" style:font-size-asian="15pt" style:font-style-asian="italic" style:font-weight-asian="bold" style:font-size-complex="15pt" style:font-style-complex="italic" style:font-weight-complex="bold"/>
    </style:style>
    <style:style style:name="P44" style:family="paragraph" style:parent-style-name="Standard">
      <style:text-properties fo:font-size="15pt" fo:font-style="normal" style:text-underline-style="none" fo:font-weight="normal" officeooo:rsid="0051aef5" officeooo:paragraph-rsid="0052d8d3" style:font-size-asian="15pt" style:font-style-asian="normal" style:font-weight-asian="normal" style:font-size-complex="15pt" style:font-style-complex="normal" style:font-weight-complex="normal"/>
    </style:style>
    <style:style style:name="P45" style:family="paragraph" style:parent-style-name="Standard">
      <style:text-properties fo:font-size="15pt" fo:font-style="normal" style:text-underline-style="none" fo:font-weight="normal" officeooo:rsid="0052d8d3" officeooo:paragraph-rsid="0052d8d3" style:font-size-asian="15pt" style:font-style-asian="normal" style:font-weight-asian="normal" style:font-size-complex="15pt" style:font-style-complex="normal" style:font-weight-complex="normal"/>
    </style:style>
    <style:style style:name="T1" style:family="text">
      <style:text-properties style:font-name="Likhan"/>
    </style:style>
    <style:style style:name="T2" style:family="text">
      <style:text-properties officeooo:rsid="001ce8b6"/>
    </style:style>
    <style:style style:name="T3" style:family="text">
      <style:text-properties officeooo:rsid="001d08ca"/>
    </style:style>
    <style:style style:name="T4" style:family="text">
      <style:text-properties officeooo:rsid="001e6b79"/>
    </style:style>
    <style:style style:name="T5" style:family="text">
      <style:text-properties officeooo:rsid="0020cfac"/>
    </style:style>
    <style:style style:name="T6" style:family="text">
      <style:text-properties officeooo:rsid="00226e6b"/>
    </style:style>
    <style:style style:name="T7" style:family="text">
      <style:text-properties fo:font-weight="bold" style:font-weight-asian="bold" style:font-weight-complex="bold"/>
    </style:style>
    <style:style style:name="T8" style:family="text">
      <style:text-properties officeooo:rsid="0023c58a"/>
    </style:style>
    <style:style style:name="T9" style:family="text">
      <style:text-properties officeooo:rsid="0024deec"/>
    </style:style>
    <style:style style:name="T10" style:family="text">
      <style:text-properties officeooo:rsid="00261803"/>
    </style:style>
    <style:style style:name="T11" style:family="text">
      <style:text-properties officeooo:rsid="002bbf3e"/>
    </style:style>
    <style:style style:name="T12" style:family="text">
      <style:text-properties officeooo:rsid="002c1e02"/>
    </style:style>
    <style:style style:name="T13" style:family="text">
      <style:text-properties officeooo:rsid="002e1602"/>
    </style:style>
    <style:style style:name="T14" style:family="text">
      <style:text-properties officeooo:rsid="002e7a02"/>
    </style:style>
    <style:style style:name="T15" style:family="text">
      <style:text-properties officeooo:rsid="002f450c"/>
    </style:style>
    <style:style style:name="T16" style:family="text">
      <style:text-properties officeooo:rsid="003020cb"/>
    </style:style>
    <style:style style:name="T17" style:family="text">
      <style:text-properties officeooo:rsid="0033e128"/>
    </style:style>
    <style:style style:name="T18" style:family="text">
      <style:text-properties officeooo:rsid="0034ca86"/>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53c68c" style:font-style-asian="normal" style:font-weight-asian="normal" style:font-style-complex="normal" style:font-weight-complex="normal"/>
    </style:style>
    <style:style style:name="T21" style:family="text">
      <style:text-properties style:text-underline-style="none"/>
    </style:style>
    <style:style style:name="T22" style:family="text">
      <style:text-properties officeooo:rsid="00352387"/>
    </style:style>
    <style:style style:name="T23" style:family="text">
      <style:text-properties officeooo:rsid="0035c05d"/>
    </style:style>
    <style:style style:name="T24" style:family="text">
      <style:text-properties officeooo:rsid="00379629"/>
    </style:style>
    <style:style style:name="T25" style:family="text">
      <style:text-properties officeooo:rsid="003a8301"/>
    </style:style>
    <style:style style:name="T26" style:family="text">
      <style:text-properties officeooo:rsid="003c8c6b"/>
    </style:style>
    <style:style style:name="T27" style:family="text">
      <style:text-properties officeooo:rsid="003d5405"/>
    </style:style>
    <style:style style:name="T28" style:family="text">
      <style:text-properties officeooo:rsid="003f2e18"/>
    </style:style>
    <style:style style:name="T29" style:family="text">
      <style:text-properties officeooo:rsid="004affd9"/>
    </style:style>
    <style:style style:name="T30" style:family="text">
      <style:text-properties style:text-position="super 58%" officeooo:rsid="0052d8d3"/>
    </style:style>
    <style:style style:name="T31" style:family="text">
      <style:text-properties officeooo:rsid="0053c68c"/>
    </style:style>
    <style:style style:name="T32" style:family="text">
      <style:text-properties officeooo:rsid="0053f2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7">1.Thema</text:span>: <text:s/>wir spielen eine <text:span text:style-name="T1">spiel</text:span> heißt( Bewegen und Denken).</text:p>
      <text:p text:style-name="P30"/>
      <text:p text:style-name="P31">2.Einzelbeschreibung:</text:p>
      <text:p text:style-name="P1"/>
      <text:p text:style-name="P1">*Josephine : <text:s text:c="4"/>ist 7 Jahr alt und sie besucht die 1 Klasse der <text:span text:style-name="T6">G</text:span>rundschule <text:s/>Rast<text:span text:style-name="T6">p</text:span><text:span text:style-name="T4">f</text:span>u<text:span text:style-name="T6">h</text:span>l.</text:p>
      <text:p text:style-name="P2">Wenn sie in die Betreu<text:span text:style-name="T2">u</text:span>ng <text:span text:style-name="T2">kommt,begrüßt sie alle und hängt <text:s/>ihre Kleidung an den richtigen Platz und zieht die Hausschuhe an,wäscht sich die Hände und sitzt sich hin ,um <text:s/>sich <text:s/>auf das Mittagessen</text:span></text:p>
      <text:p text:style-name="P4">vorzubereiten.Aber die meisten Zeit hat sie keine Geduld zu warten.</text:p>
      <text:p text:style-name="P5">Sie kennt die Regel gut <text:s/>und ist ordentlich <text:span text:style-name="T3">und hat gute Beziehung mit Gleichaltrigen sowie großen Kindern.</text:span></text:p>
      <text:p text:style-name="P6">Innerhalb der Gruppe hat sie einen großen und gefestigten Freundeskreis.</text:p>
      <text:p text:style-name="P6">Sie ist sehr offen das heißt spielt mit alle Kindern also <text:s/>hat keine bestimmte Kinder <text:s/></text:p>
      <text:p text:style-name="P6">mit denen sie immer spielt.</text:p>
      <text:p text:style-name="P6">Wenn <text:span text:style-name="T4">gibt es eine Spiel hat sie nicht verstanden , sie fragt und lernt schnell.</text:span></text:p>
      <text:p text:style-name="P7">Beim Hausaufgabe macht sie immer der Mathe zuerst ,weil sie liebt das Rechnen</text:p>
      <text:p text:style-name="P7">und ganz besonderes Kopfrechnen.</text:p>
      <text:p text:style-name="P7">Die hat einen Bruder und er ist 3 Jahre alt und erzählt sie uns was er zuhause gemacht hat und wie helft ihre Mutter und Vater.</text:p>
      <text:p text:style-name="P8">Sie helfen ihre Freunden auch.</text:p>
      <text:p text:style-name="P8">Sie sprecht Deutsch und schreibt in einer ordentlich und klaren Handschrift ,aber manchmal bi<text:span text:style-name="T5">tt</text:span>et sie mich Ihre eine eigene Worte vorzulesen,das bedeutet dass sie nicht alle Buchstaben gelernt hat.</text:p>
      <text:p text:style-name="P8">sie l<text:span text:style-name="T5">i</text:span>ebt es, Zahlen zu zählen und wiederholt sie immer bei Spielen.</text:p>
      <text:p text:style-name="P8">wir haben zusammen <text:span text:style-name="T5">Osterei </text:span>gebastelt ,aber die hat am Anfang Schwierigkeit mit Schere umgehen ,aber mit Wiederholung wurde es besser.er ist eine ruhige Kind</text:p>
      <text:p text:style-name="P3"><text:s/>Josephine fängt mit einem Spiel an ,dann holt sie das nächstes .</text:p>
      <text:p text:style-name="P3"><text:span text:style-name="T5">Was die</text:span> <text:span text:style-name="T5">G</text:span>ruppendynamische Prozesse angeht ist Josephine eine sehr kooperatives Kind,</text:p>
      <text:p text:style-name="P3">dass sich mit den anderen über die Spiel<text:span text:style-name="T6">idee </text:span>austauscht.</text:p>
      <text:p text:style-name="P1">und da Josephin<text:span text:style-name="T6">e </text:span>es liebt mit anderen zu spielen und sich zu bewegen eine schnelle Aufnahmef<text:span text:style-name="T6">äh</text:span>igkeit <text:s/>hat ,und auch die Herausforderung liebt habe ich mich entschieden ,dass sie mit uns spielen.</text:p>
      <text:p text:style-name="P1"/>
      <text:p text:style-name="P1">*<text:span text:style-name="T6">ALEX : er ist 7 Jahre alt und besucht 1. Klasse er hat einen Bruder und lebt mit seinem Eltern <text:s/>und wohnt in Mal-statt.</text:span></text:p>
      <text:p text:style-name="P1"><text:soft-page-break/><text:span text:style-name="T6">er sitzt immer mit <text:s/>Min</text:span><text:span text:style-name="T8">e </text:span><text:span text:style-name="T6"><text:s/>Lil</text:span><text:span text:style-name="T8">y </text:span><text:span text:style-name="T6">und Lara und spricht mit ruhiger Stimme zu Ihnen und fragt wie dein Tag in der Schule war .Er ist sehr freundlich .Bei Mittagessen steht er in der Schlange und fragt "ich hatte gerne Nudeln mit Soße <text:s/>bitte".</text:span><text:span text:style-name="T8">Er ist </text:span><text:span text:style-name="T6">respektvoll nach die anderen.</text:span></text:p>
      <text:p text:style-name="P1"><text:span text:style-name="T6">er besucht die AG jeden Montag und dort lernt er ein Lied und alle müssen Rollen übernehmen um dieses </text:span><text:span text:style-name="T9">L</text:span><text:span text:style-name="T6">ied darzustellen und er war sehr begeistert und hat seine Rolle wunderbar gemeistert.</text:span></text:p>
      <text:p text:style-name="P9">er spielt lieber Fußball daher hat er immer seinen Ball dabei. Im Raum sitzt er und wartet bis er rausgehen darf und manchmal will er dieser Zeit nicht machen.er ist eine ruhige Kind.</text:p>
      <text:p text:style-name="P1"><text:span text:style-name="T6">als ihre Mutter kommt um ihn zu abholen rennt er zu ihr und um sie fest zu armen und sagt er ,</text:span><text:span text:style-name="T10">ic</text:span><text:span text:style-name="T6">h</text:span></text:p>
      <text:p text:style-name="P1"><text:span text:style-name="T6">vermisse dich, dass er sie sehr liebt, und er sagt immer, wenn ich groß bin ,werde ich wie meine Mutter stark und geduldig </text:span><text:span text:style-name="T10">sein und zur Universität gehen.er ist eine ehrgeizige Kind.</text:span></text:p>
      <text:p text:style-name="P10">beim Hausaufgabe, Besonderes auf Deutsch, bittet er nie um Hilfe im Gegensatz zu Mathematik fragt er manchmal, wie er sie lösen soll.er zählt bis 100 manchmal geht ist durcheinander und fragt'' habe ich richtig gesagt'', er versucht immer wiederholen bis er keine Fehler haben, das bedeutet er versucht, die Schwierigkeiten beim zählen auch erlebt die Regeln halten zu überwinden .ich habe Alex ausgewählt, um mit uns zu spielen, weil ich möchte, dass es <text:s/>die Mathe durch das Spiel liebt und dass er seine Rolle auf geordnet Weise meistert und auch ich <text:s/>möchte seine Selbstbewusstsein stärken,auch erlebt die Regeln halten.</text:p>
      <text:p text:style-name="P9"/>
      <text:p text:style-name="P3"/>
      <text:p text:style-name="P11">*SARA:sie ist 7 Jahre alt und geht in die erste Klasse .</text:p>
      <text:p text:style-name="P11">sie wohnt mit ihre Papa und Mama und die hat eine Bruder aber er ist älter als <text:span text:style-name="T11">Sara.</text:span></text:p>
      <text:p text:style-name="P11">in der Gruppe Sarah sitzt immer mit Elena und Emily und sie sind Freunden <text:span text:style-name="T11">aber wenn die lilala oder Emily abgeholt sind Sarah sitzt auf dem Tisch und schreibt eine kleine Text von deutsche Buch und ihre Schrift ist wirklich sauber arrangiert und geschrieben, als wäre es ein Gemälde .</text:span></text:p>
      <text:p text:style-name="P11">ich habe sie bei uns ausgesucht, weil sie eine ordentliche Kind ist, dass sich gerne an die Regeln halt und ruhige ist .</text:p>
      <text:p text:style-name="P11"/>
      <text:p text:style-name="P11"/>
      <text:p text:style-name="P12">*<text:span text:style-name="T12">SALIM:er ist 7 Jahre alt in der 1. Klasse ,er hat vier Geschwister <text:s/>,wohnt <text:s/></text:span><text:span text:style-name="T14">er </text:span><text:span text:style-name="T12">in Mal</text:span><text:span text:style-name="T14">l</text:span><text:span text:style-name="T12">statt mit seinen Eltern.</text:span></text:p>
      <text:p text:style-name="P12"><text:span text:style-name="T12">er ist sehr </text:span><text:span text:style-name="T13">lebhaftes und schlaues Kind er liebt Spiele, in denen es um rechnen, Mathematik geht und er ist ein Kind, dass er liebt, ruhig zu sitzen und zu spielen und beim Spielen neue Idee zu erfinden,deshalb habe ich es gewählt.</text:span></text:p>
      <text:p text:style-name="P12"><text:soft-page-break/></text:p>
      <text:p text:style-name="P13">3-Planung des Programms:</text:p>
      <text:p text:style-name="P13">ich werde das Angebot am Mittwoch nach die Hausaufgabe machen, das heißt um 14:30 bis 15:05 Uhr ,weil die Kinder brauchen nach die Hausaufgabe Bewegung und spielen, um ihre Körper zu aktivieren.</text:p>
      <text:p text:style-name="P13">die spiel ist im Turnhalle eine große Halle <text:span text:style-name="T15">und beleuchtet durch große Fenster und der Boden ist in Form eines Basketballplatz Boden gestreift und</text:span> die Kinder laufen können <text:span text:style-name="T15">wie sie wollen</text:span>, da die Halle im Keller liegt und ursprünglich für dem Sport gedacht war, bedeutet diese, dass es wir, egal wie laut sind, andere nicht stören, und der wurden so beschaffen ist, dass es für die Kinder nicht rutschen kann.</text:p>
      <text:p text:style-name="P14">ich habe eine halbe Stunde, um die Halle <text:s/>zurichten gebraucht und ich habe die Material von Sportzimmer benutzt <text:span text:style-name="T16">und ich habe für die Kinder eine enthusiastisch Musik auf meine Handy geladen und auch meine Lautsprecher mit gebracht.</text:span></text:p>
      <text:p text:style-name="P15"><text:span text:style-name="T16">am Dienstag habe ich mit Frau Altmeyer gesprochen wie mache ich meine Angebot und sie war sehr freut und ich habe auch gesagt dass es ich brauche nicht mehr als halbe Stunde für meine Angebot zu machen <text:s/>und sie haben mir die Schlüssel von Sportzimmer gegeben und sie haben <text:s/>mir auch wo ist die beste Turnhalle gezeigt und sie haben mir gesagt wir haben zwei Turnhalle eine ist jetzt besetzt, weil die Kinder haben AG </text:span><text:span text:style-name="T17">S</text:span><text:span text:style-name="T16">port und sind vierte Klasse aber diese Turnhalle ist besser für ihre Angebot.</text:span></text:p>
      <text:p text:style-name="P15"><text:span text:style-name="T17">I</text:span><text:span text:style-name="T16">ch habe 20 Pylonen, 12 Reifen, eine Tisch ,zwei Kisten und 20 Bälle.</text:span></text:p>
      <text:p text:style-name="P15"><text:span text:style-name="T17">I</text:span><text:span text:style-name="T16">ch habe auch selbst ausprobiert wie kann die Kinder springen deshalb ich habe die Reifen nebenan andere hergestellt ,weil die Kinder sie können nicht mit eine große Schritt springen.ich habe auch die Ballon auf den Wand gehängt wie eine Dekoration und auch ich habe 20 Ballon und Süßigkeit als <text:s/>Geschenk für die Kinder gekauft.</text:span></text:p>
      <text:p text:style-name="P15"/>
      <text:p text:style-name="P15"/>
      <text:p text:style-name="P32">5-<text:span text:style-name="T21">Angaben</text:span> zur Gruppe :</text:p>
      <text:p text:style-name="P17">&lt;Gesamtgruppe&gt;:</text:p>
      <text:p text:style-name="P17"/>
      <text:p text:style-name="P16">an der <text:span text:style-name="T18">F</text:span>gts <text:s/>Rastphuf<text:span text:style-name="T18">l</text:span> 120 Kinder von 1. Klasse 7 Jahre bis 4. Klasse 10 Jahre und sind auf vier Gruppe aufgeteilt.</text:p>
      <text:p text:style-name="P16"><text:span text:style-name="T22">De</text:span>r erste Gruppe ist die Gruppe von Frau Altm<text:span text:style-name="T23">ay</text:span>er und sind 28 Kinder die zweite Gruppe sind die vierte Klasse und sind 27 Kinder dritte Klasse sind die dritte Gruppe und sind 29 die Kinder auch die zweite Klasse sind eine Gruppe und sie sind 28 Kinder.</text:p>
      <text:p text:style-name="P16"><text:span text:style-name="T22">I</text:span>n jeder Gruppe gibt es unterschiedliche Kultur Beispiel Arab<text:span text:style-name="T22">isch,</text:span> türkische russische und auch kurdische Kinder und die Beziehung zwischen die Gruppe sind sehr gut die Kinder spielen mit ein anderen und verstehen auch gut auch <text:soft-page-break/>gibt Kinder sind neuer in die Betreuung aber andere Kinder versuchen mit diese Kinder immer spielen und lernen wie läuft her in der Betreuung <text:span text:style-name="T22">und wie läuft die Regeln .</text:span></text:p>
      <text:p text:style-name="P16"/>
      <text:p text:style-name="P19">&lt;Kleingruppe&gt;:</text:p>
      <text:p text:style-name="P19">Josephine und Salem sind beide gleiche Gewicht und Josephine liebt gerne spielen mit auch Salem ,weil sie eine große freundschaftlich <text:s/><text:span text:style-name="T24">Kreis </text:span>hat.</text:p>
      <text:p text:style-name="P19">Sarah und Alex sind beide ruhige Kinder und sie will gerne auch probieren mit andere Kinder spielen und sie lieben auch die neue Spiele,außerdem sind beide im gleichen Klasse.</text:p>
      <text:p text:style-name="P19">Salem und Josephine liebt beide Mathematik.</text:p>
      <text:p text:style-name="P18"/>
      <text:p text:style-name="P13"/>
      <text:p text:style-name="P33">6-Lernziel,pädagogischer Zweck und Gesamtprogramm:</text:p>
      <text:p text:style-name="P33"/>
      <text:p text:style-name="P20">durch diese Angebot ich will die Kinder lernen wie kann man bewegen und Denken im selben Zeit auch Kinder zum gemeinsamen Spielen animieren.</text:p>
      <text:p text:style-name="P20">als Fachkraft ich weiß, dass </text:p>
      <text:p text:style-name="P20"><text:s/>Kinder spiele interessieren, die viele Bewegung haben, und ich habe ihnen auch die Funktion des Denkens und Lösens durch die kleine Hausaufgabe hinzugefügt, die ich auf die Karten geschrieben habe.ich habe kleine die Hausaufgabe auf Deutsch jeden Karten geschrieben, und war die buchstabieren, die die Kinder schon gelernt habe und die Mathe war nicht so schwer aber auch nicht so leicht.diese Hausaufgabe braucht konzentrieren, das wünsche ich von den Kindern, nämlich ihre Konzentrationsfähigkeit zu stärken.</text:p>
      <text:p text:style-name="P20">das Angebot gehört Bildungsbereich für die Entwicklung ihre sensorische ,Visuellen,seelisch und Auditiven Fähigkeiten und lieben sie ist mit anderen zu teilen.</text:p>
      <text:p text:style-name="P20"/>
      <text:p text:style-name="P29">*<text:span text:style-name="T25">Richtziel:</text:span></text:p>
      <text:p text:style-name="P20">schnell Bewegung, spring, denken und Intuition Fähigkeit der Kinder und Schlagfertigkeit.</text:p>
      <text:p text:style-name="P21"/>
      <text:p text:style-name="P20">*<text:span text:style-name="T26">Grobziel: die Kinder laufen und springen in die Reife und machen die Aufgabe und werfen die Bälle in die richtige Kiste.</text:span></text:p>
      <text:p text:style-name="P20"/>
      <text:p text:style-name="P20">*<text:span text:style-name="T26">Feinziel:</text:span></text:p>
      <text:p text:style-name="P21">#kognitive :durch Reflexionsr<text:span text:style-name="T27">un</text:span>d<text:span text:style-name="T27">e</text:span> und Erklärung den Reg<text:span text:style-name="T27">eln <text:s/></text:span>und den Aufgabe über sie sich in aktiven Zuhören und Verstehen dadurch, dass ist ihnen vorzeige, lernen Sie am Modell und starken sie ihre Konsekration und das was ich will für Alex und Sarah geben und zu lernen.</text:p>
      <text:p text:style-name="P22"/>
      <text:p text:style-name="P22"><text:soft-page-break/>#Motorik:Sie stärken in den einzelnen Einheiten ihren Umgang mit springen in die Reifen und noch mal Rennen ihre fein Grobmotorik und Füße ,Augen, Koordination wird durch das Spielen mit dem Werfen und dem sich bewegend war gestärkt durch den Umgang mit verschiedene Materialien für stärken sie ihre geistige, <text:span text:style-name="T28">dynamisch </text:span><text:s/>Wahrnehmung und ich will das <text:span text:style-name="T28">vom </text:span>Sarah und Salm lernen.</text:p>
      <text:p text:style-name="P22"/>
      <text:p text:style-name="P23">#Sozial:sie üben sich Achtsamkeit <text:s/>und Einfühlungsvermögen durch die Reflexion rund und das Spielen gegen .sie lernen Rücksicht zu nehmen und erfahren eine Zusammengehörigkeit Gefühl durch Einheiten mit anderen und das zusammen spielen in einem Team und das braucht Alex und Sarah zum Lernen weil sie sind immer alleine sitzen und brauchen mir Kontakt mit andere Kinder und durch dieses Spiel ich Stärke die selbstbewusst für beide.</text:p>
      <text:p text:style-name="P23"/>
      <text:p text:style-name="P24">#Personal ziele:wir haben ein Erfolgserlebnis dadurch dass sie immer besser werden wo durch Selbstbewusstsein gestärkt wird durch das loben und anerkennen Ihrer Person und <text:s/>wird ihn Selbstwertgefühl gestärkt sie werden durch das Spielen lernen mit Misserfolg umzugehen und sich ausdauernd mit dem Spielen zu beschäftigen ihre Reflektionsfähigkeit wird durch den häufigen Austausch ihre Gedanken Meinungen und Gefühle innerhalb der Gruppe gefördert.</text:p>
      <text:p text:style-name="P24"/>
      <text:p text:style-name="P34">7-Methode:</text:p>
      <text:p text:style-name="P24">vor zwei Tagen ich habe mit die Kinder gesprochen und wir haben entschieden dass es jede zwei machen eine Gruppe blaue Gruppe und rote Gruppe und wir haben zusammen die Hand Bänder gemacht von roter und blauer Farbe aber der andere Kinder wurden auch mit mir in Turnhalle gehen und wann die zwei Gruppe fertig beim Spielen sie wollen die andere Kinder ausprobieren und spielen.</text:p>
      <text:p text:style-name="P24"/>
      <text:p text:style-name="P24"/>
      <text:p text:style-name="P35">7-1 Motivationsphase:</text:p>
      <text:p text:style-name="P25">ich habe auch eine <text:s/>Lied auf meine Handy aufgeladen und wir haben vor dem Spiel ich und die Kinder getanzt und während die spiel ich habe motivierende Musik für die Kinder angemacht.</text:p>
      <text:p text:style-name="P25"/>
      <text:p text:style-name="P36">7-2 Einführungsphase:</text:p>
      <text:p text:style-name="P43"><text:s/><text:span text:style-name="T19">zwei Tage vor dem Spiel habe ich den Kindern gesagt dass ich mit ihnen in der Halle spielen werde und sie würden überrascht sein .am Tag das Angebot <text:s text:c="2"/>wir <text:s/>haben zusammen in die Halle gegangen ich habe ihnen erklärt wie man springt und macht dich habe es auch vor ihnen versucht und ich habe auch eines der Kinder dazu gebietet es zu versuchen.</text:span></text:p>
      <text:p text:style-name="P43"><text:soft-page-break/><text:span text:style-name="T19"><text:s/></text:span><text:span text:style-name="T20">I</text:span><text:span text:style-name="T19">ch habe den Kindern erklärt wie wichtig Bewegung für Körper und Geist gemeinsam ist und ,dass diese Fähigkeiten in jeder Lebensphase eines Menschen mit der Zeit entwickeln und dass jeder Mensch eine spezifische Fähigkeit hat zu denken und sich zu bewegen die ist von Kind zu Kind unterschiedlich ist .</text:span></text:p>
      <text:p text:style-name="P37">7-3 Durchführungsphase:</text:p>
      <text:p text:style-name="P26">bei den Vorbereitungen habe ich die <text:s/>Reifen nacheinander auf den Boden gestellt schief einen kleine <text:s/>und einen dem größten <text:s/>und in die Mitte habe ich den Tisch gestellt und darauf Karte mit Aufgaben geschrieben und nach dem Tisch habe ich auch gestellt die Pylonen schief mit Zwischenräumen damit das Kind schräg laufen,dann wurden auf jede Seite eine Anzahl farbiger Bälle gelegt und davor waren zwei Kästchen und auf jedem Kästchen stand welche Farbe ein Ball hineinwerfen sollte.</text:p>
      <text:p text:style-name="P26">die Kinder kamen mit mir in die Halle und waren sehr überrascht und fingen an zu fragen was das ist und ich habe erklärten ihm dass dieses Spiel behauptet sich zu bewegen und zu denken und das ist in der folgenden Form ist und ich erklärte es ihnen und dann fingen wir an . Alex und Sarah waren die ersten die an den Start gingen.</text:p>
      <text:p text:style-name="P26">Alex sprang auf der Stelle und klatschte in die Hände und sagte ich werde der Schnellste sein aber Sarah war ruhig und blickte aufmerksam vor sich hin und wartete auf das Signal von mir und ich schaltete die Musik ein und die anderen Kinder kamen mit uns und setzten sich beobachteten <text:s/>und als sie die Musik hörten fingen die Kinder an zu tanzen und <text:s/>klatschen Alex war sehr aufgeregt.</text:p>
      <text:p text:style-name="P26"><text:s/>als ich drei gezahlt .Alex als auch Sarah schnell und mit großen Sprüngen ab beide sprangen erfolgreich in die Reife und als sie zu den Aufgabe kamen war es Alex Glück dass er Mathe bekam und er war Verwechslung im Gegensatz zu Sarah die eine Deutsch <text:span text:style-name="T29">Au</text:span>fgabe hatte und es war der Buchstabe S und sie schrieb ist richtig aber Alex fand es schwierig aber ich sagte ihm denke welche Zahl du zu 20 addierst um 26 zu werden und schnell sagte er 6 und schrieb es und rannte schnell aber Sarah war ihm einen Schritt voraus beide erreichten den Punkt an dem sie Bälle in die Box werfen .ALEX muss blau <text:s/>Ball werfen und Sara Rot in die Box werfen nach einigen Versuchen gelang es Alex gefolgt von Sarah sie rannten beide zurück und sprangen hinein die Reife aber Sarah war schneller als Alex und die anderen Kinder jubelten laut Sarah und einige jubelten Alex zu und als Sarah das Ende erreichte und Alex gewann war er traurig aber ich sagte ihm er könne es noch einmal spielen.</text:p>
      <text:p text:style-name="P26">zweite Runde war mit Salem und Josefine und natürlich liebt Josefine Bewegung und laufen und sie sprang auf der Stelle und tanzte und Salem bewegte seine Füße schnell als Übungen um sich auf das Spiel <text:s/>vorzubereiten und als ich drei sagte rannte Josefine schnell und sie sprang von einem Reife zum anderen und auch Salem aber es war nicht ihre Geschwindigkeit und als sie beide den Tisch erreichten wählten sie jede der Karten aus und Salem müsste <text:soft-page-break/>sie tatsächlich am schnellsten sie war Mathematikerin Josefine folgte ihm sie war auch Mathematikerin es brauchte etwas mehr als Dahlem um es zu lösen aber es gelang ihr als sie den Punkt erreichten an dem die Bälle geworfen wurden warf Josefine alle zwei Bälle zusammen und Salim warf und vom ersten Mal an gelang es ihm.Salim rannte schnell zurück und auch Josephine mit herzlichem Applaus von den jubelnden Kindern und Josefine war die schnellste und ging Salem wo sie lachten beide laut und die anderen Kinder riefen hayyyy.</text:p>
      <text:p text:style-name="P26">Spielende die beiden Teams waren sehr zufrieden und glücklich und warten auch die andre Kinder das Spiel auszuprobieren und natürlich sagte ich ja und sie spielten und sprangen und auch die anderen Kinder hinter ihnen am Ende alle standen Schlange und ich spielte ein Lied und wir sangen zusammen und wir tanzten und klatschten und freuten uns riesig ich verteilte Luftballons und Süßigkeiten und bat mich das Spiel noch einmal zu spielen nächste Woche haben wir die Sachen wieder in die Turnhalle gestellt und geputzt die Halle und wir gingen zurück in den Gruppe und die Kinder unterhielten sich über das Spiel und das ist Spaß machte.</text:p>
      <text:p text:style-name="P26">aber es gab eine Sache die ich nicht erwartet hatte einige der Kinder wurden früher zu Hause abgeholt und das war auch für mich und sie traurig.</text:p>
      <text:p text:style-name="P26"/>
      <text:p text:style-name="P38">7-4 Ergebnissicherung und Vertiefung:</text:p>
      <text:p text:style-name="P27">am Ende liebe ich alle Kinder mit uns in der Gruppe dieses Spiel ausprobieren dass sie ihre Liebe zu Bewegung und Aktivität zum Ausdruck brachten und ihre Fähigkeiten im schnellen denken unter Beweis stellten.</text:p>
      <text:p text:style-name="P27"/>
      <text:p text:style-name="P39">8-Medien und Hilfsmittel:</text:p>
      <text:p text:style-name="P28">am Ende liebe ich alle Kinder mit uns in der Gruppe dieses Spiel ausprobieren dass sie ihre Liebe zu Bewegung und Aktivität zum Ausdruck brachten und ihre Fähigkeiten im schnellen denken unter Beweis stellten.</text:p>
      <text:p text:style-name="P28"/>
      <text:p text:style-name="P39">9-Berücksichtigung der eigenen Person:</text:p>
      <text:p text:style-name="P28">obwohl die Idee meine Erfindung war gefällt es den Kinder und auch Frau Altmeter sehr, weil das war eine Bewegung Denksport gut interaktive und interaktive aber das war leider gibt es ein paar Kinder bei uns nicht teilnehmen kann und ich habe Angst gehabt dass es die Kinder nicht gefallen.</text:p>
      <text:p text:style-name="P28"/>
      <text:p text:style-name="P41">=*Bildungsbereiche:</text:p>
      <text:p text:style-name="P44">Sprache und Kommunikation </text:p>
      <text:p text:style-name="P44">soziales Lernen</text:p>
      <text:p text:style-name="P44"><text:s/>Körper Bewegung und Gesundheit </text:p>
      <text:p text:style-name="P44">Wahrnehmung</text:p>
      <text:p text:style-name="P40"/>
      <text:p text:style-name="P42"><text:soft-page-break/>10-R<text:span text:style-name="T31">eflexion:</text:span></text:p>
      <text:p text:style-name="P45"><text:span text:style-name="T32">Ich </text:span><text:s/>habe mich auf die Durchführung dieses Angebotes gefreut, weil ich die Gruppe bereits kannte und wusste ,dass sie gut harmonierte und viel Spaß und Freude an dieses Spiel &lt;bewegen und denken&gt;.</text:p>
      <text:p text:style-name="P45">ich habe von Anfang an mit den Kindern Rituale durchgeführt wenn sie kommen setzen Sie sich direkt für unsere Begrüßung die Kinder helfen selbstverständlich beim Auf und Abbau. dann folgen die <text:span text:style-name="T32">a</text:span>ufwärmungsübungen .später&lt;wir haben vor <text:s/>spiel beginn getanzt&gt; werden die Kinder von mir ,gemäß ihrem Können verschiedenen Stationen zugeteilt dies verändert sich je nach Entwicklung.</text:p>
      <text:p text:style-name="P45">mein plan für diese Einheit stand bereits fest und nun musste ich kreativ sein und umplanen da schon zwei Kinder aus meiner Gruppe an diesem Tag fehlten war es einfacher ich war mir aber unsicher ob mit den anderen Kindern die Zeit ausreichen würde.</text:p>
      <text:p text:style-name="P45">die Kinder sind sehr freundlich miteinander umgegangen sie waren sowohl mir gegenüber als auch untereinander sehr kooperativ in ihren Interaktionen wir helfen sich untereinander und keiner wurde ausgelacht es entstand ein Gemeinschaft gemeinschaftliches freuen über Fortschritte des Einzelnen.</text:p>
      <text:p text:style-name="P45">meine Regeln und meine gesetzten Grenzen wurden von den Kindern respektiert die Hauptphase verlief in meinen Augen alle Kinder haben mitgemacht auch die andere Kinder haben sich engagiert sie schon immer bei uns wären.</text:p>
      <text:p text:style-name="P45">das Angebot war in meinen Augen ein voller Erfolg alle hatten Spaß und etwas gelernt und wurden alle Ziele meines Angebotes erreichen .</text:p>
      <text:p text:style-name="P45">---Alex er Verlust und Gewinn akzeptieren muss und es war ihm klar ,dass er beim ersten mal traurig war aber beim zweiten Mal mehr akzeptierte er das.</text:p>
      <text:p text:style-name="P45">---Josephine lernte dass sie geduldig sein musste bis sie bekam was sie wollte und das war sehr deutlich als sie sich beim zweiten Mal Zeit nahm um die Hausaufgaben zu machen und den Ball vorsichtig und standhaft in die Box warf.</text:p>
      <text:p text:style-name="P45">---Salm er hat viel Spaß gehabt und er hat mit Sarah auch gespielt und nach dieses Spiel sind beide Ganztag Gespielen <text:s/>zusammen in die Gruppe und auch beide haben gemeinsam gesessen und beim ein Buch gelesen.</text:p>
      <text:p text:style-name="P45"/>
      <text:p text:style-name="P45">ich habe versucht alles was ich theoretisch gelernt habe auf das Feld zu bringen die Lerninhalte Beobachtung und Kommunikation sowie Spiele waren Themen die mir in meiner Arbeit besonders <text:s/>geholfen haben.ich versuchte mit den Kindern immer professionell zu indem ich mich so oft wie möglich auf deren Augenhöhe begab &lt; hinsetzen ,hocken&gt; durch aktives Zuhören versuchte ich ihr Vertrauen zu gewin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4:12:24.139837726</meta:creation-date>
    <meta:editing-duration>PT23M5S</meta:editing-duration>
    <meta:editing-cycles>5</meta:editing-cycles>
    <meta:generator>LibreOffice/6.4.7.2$Linux_X86_64 LibreOffice_project/40$Build-2</meta:generator>
    <dc:title>dyana betreuung</dc:title>
    <dc:date>2022-04-05T02:22:28.631334957</dc:date>
    <meta:document-statistic meta:table-count="0" meta:image-count="0" meta:object-count="0" meta:page-count="8" meta:paragraph-count="100" meta:word-count="3090" meta:character-count="18602" meta:non-whitespace-character-count="15559"/>
    <meta:template xlink:type="simple" xlink:actuate="onRequest" xlink:title="dyana betreuung" xlink:href="../../Vorlagen/dyana%20betreuung.ott" meta:date="2022-04-03T04:12:23.722445240"/>
  </office:meta>
</office:document-meta>
</file>